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Pictures/2000000700000FB5000000C94FDA4EAC.wmf"/>
  <manifest:file-entry manifest:media-type="" manifest:full-path="Pictures/20000007000025F9000000C9F0140E06.wmf"/>
  <manifest:file-entry manifest:media-type="" manifest:full-path="Pictures/20000007000026E9000000F183E77817.wm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code">
      <style:paragraph-properties fo:margin-left="0cm" fo:margin-right="0cm" fo:orphans="2" fo:widows="2" fo:text-indent="0cm" style:auto-text-indent="false"/>
      <style:text-properties fo:font-size="8pt" style:font-size-asian="8pt" style:font-size-complex="8pt"/>
    </style:style>
    <style:style style:name="P2" style:family="paragraph" style:parent-style-name="Standard">
      <style:paragraph-properties fo:line-height="0.035cm" fo:orphans="2" fo:widows="2"/>
    </style:style>
    <style:style style:name="P3" style:family="paragraph" style:parent-style-name="Footer">
      <style:paragraph-properties style:line-height-at-least="0.423cm" fo:orphans="2" fo:widows="2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4" style:family="paragraph" style:parent-style-name="Standard">
      <style:paragraph-properties fo:margin-top="0cm" fo:margin-bottom="0cm" fo:orphans="2" fo:widows="2"/>
    </style:style>
    <style:style style:name="P5" style:family="paragraph" style:parent-style-name="code">
      <style:paragraph-properties fo:margin-left="0cm" fo:margin-right="0cm" fo:orphans="2" fo:widows="2" fo:text-indent="0cm" style:auto-text-indent="false"/>
      <style:text-properties fo:font-size="8pt" style:font-size-asian="8pt" style:font-size-complex="8pt"/>
    </style:style>
    <style:style style:name="P6" style:family="paragraph" style:parent-style-name="code">
      <style:paragraph-properties fo:margin-left="0cm" fo:margin-right="0cm" fo:orphans="2" fo:widows="2" fo:text-indent="0cm" style:auto-text-indent="false"/>
      <style:text-properties fo:font-size="8pt" style:font-size-asian="8pt" style:font-size-complex="8pt"/>
    </style:style>
    <style:style style:name="P7" style:family="paragraph" style:parent-style-name="Heading1_20_Without_20_Numbering" style:master-page-name="Appendix">
      <style:paragraph-properties style:page-number="auto"/>
    </style:style>
    <style:style style:name="P8" style:family="paragraph">
      <style:paragraph-properties fo:text-align="center"/>
      <style:text-properties fo:font-size="18pt"/>
    </style:style>
    <style:style style:name="T1" style:family="text">
      <style:text-properties fo:font-size="9pt" fo:font-style="normal" style:font-size-asian="9pt" style:font-style-asian="normal" style:font-size-complex="9pt" style:font-style-complex="normal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fo:margin-left="-0.002cm" fo:margin-right="-0.002cm" fo:margin-top="0cm" fo:margin-bottom="0cm" style:wrap="none" style:vertical-pos="from-top" style:vertical-rel="page" style:horizontal-pos="from-left" style:horizontal-rel="paragraph" fo:padding="0cm" fo:border="none"/>
    </style:style>
    <style:style style:name="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359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tracked-changes>
        <text:changed-region xml:id="ct105553169578816" text:id="ct105553169578816">
          <text:deletion>
            <office:change-info>
              <dc:creator>Michael Bouschen</dc:creator>
              <dc:date>2022-04-15T21:18:00</dc:date>
            </office:change-info>
            <text:p text:style-name="P1">http://xmlns.jcp.org/xml/ns/jdo/</text:p>
          </text:deletion>
        </text:changed-region>
        <text:changed-region xml:id="ct105553169482112" text:id="ct105553169482112">
          <text:insertion>
            <office:change-info>
              <dc:creator>Michael Bouschen</dc:creator>
              <dc:date>2022-04-15T21:18:00</dc:date>
            </office:change-info>
          </text:insertion>
        </text:changed-region>
        <text:changed-region xml:id="ct105553169656320" text:id="ct105553169656320">
          <text:deletion>
            <office:change-info>
              <dc:creator>Michael Bouschen</dc:creator>
              <dc:date>2022-04-15T21:19:00</dc:date>
            </office:change-info>
            <text:p text:style-name="P1">http://xmlns.jcp.org/xml/ns/jdo/</text:p>
          </text:deletion>
        </text:changed-region>
        <text:changed-region xml:id="ct105553169648448" text:id="ct105553169648448">
          <text:insertion>
            <office:change-info>
              <dc:creator>Michael Bouschen</dc:creator>
              <dc:date>2022-04-15T21:19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66" draw:style-name="gr1" draw:text-style-name="P8" svg:width="16.509cm" svg:height="0.343cm" svg:x="-6.033cm" svg:y="0cm">
        <draw:image xlink:href="Pictures/20000007000025F9000000C9F0140E06.wmf" xlink:type="simple" xlink:show="embed" xlink:actuate="onLoad">
          <text:p/>
        </draw:image>
      </draw:frame>
      <draw:frame text:anchor-type="page" text:anchor-page-number="1" draw:z-index="1" draw:name="Picture 67" draw:style-name="gr2" draw:text-style-name="P8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2" draw:name="Picture 68" draw:style-name="gr2" draw:text-style-name="P8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3" draw:name="Picture 69" draw:style-name="gr2" draw:text-style-name="P8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4" draw:name="Picture 70" draw:style-name="gr2" draw:text-style-name="P8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5" draw:name="Picture 71" draw:style-name="gr2" draw:text-style-name="P8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6" draw:name="Picture 72" draw:style-name="gr2" draw:text-style-name="P8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7" draw:name="Picture 73" draw:style-name="gr2" draw:text-style-name="P8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8" draw:name="Picture 74" draw:style-name="gr2" draw:text-style-name="P8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9" draw:name="Picture 75" draw:style-name="gr2" draw:text-style-name="P8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0" draw:name="Picture 76" draw:style-name="gr2" draw:text-style-name="P8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1" draw:name="Picture 77" draw:style-name="gr2" draw:text-style-name="P8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2" draw:name="Picture 78" draw:style-name="gr2" draw:text-style-name="P8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3" draw:name="Picture 79" draw:style-name="gr2" draw:text-style-name="P8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text:list xml:id="list2277650528794648429" text:style-name="Appendix_20_Numbering">
        <text:list-item>
          <text:p text:style-name="P7">XML Schema for jdoquery.xml</text:p>
        </text:list-item>
      </text:list>
      <text:p text:style-name="P1">&lt;?xml version="1.0" encoding="UTF-8"?&gt;</text:p>
      <text:p text:style-name="P1">&lt;!--</text:p>
      <text:p text:style-name="P1"><text:s text:c="2"/>Licensed to the Apache Software Foundation (ASF) under one or more</text:p>
      <text:p text:style-name="P1"><text:s text:c="2"/>contributor license agreements. <text:s/>See the NOTICE file distributed with</text:p>
      <text:p text:style-name="P1"><text:s text:c="2"/>this work for additional information regarding copyright ownership.</text:p>
      <text:p text:style-name="P1"><text:s text:c="2"/>The ASF licenses this file to You under the Apache License, Version 2.0</text:p>
      <text:p text:style-name="P1"><text:s text:c="2"/>(the "License"); you may not use this file except in compliance with</text:p>
      <text:p text:style-name="P1"><text:s text:c="2"/>the License. <text:s/>You may obtain a copy of the License at</text:p>
      <text:p text:style-name="P1"/>
      <text:p text:style-name="P1"><text:s text:c="6"/>http://www.apache.org/licenses/LICENSE-2.0</text:p>
      <text:p text:style-name="P1"/>
      <text:p text:style-name="P1"><text:s text:c="2"/>Unless required by applicable law or agreed to in writing, software</text:p>
      <text:p text:style-name="P1"><text:s text:c="2"/>distributed under the License is distributed on an "AS IS" BASIS,</text:p>
      <text:p text:style-name="P1"><text:s text:c="2"/>WITHOUT WARRANTIES OR CONDITIONS OF ANY KIND, either express or implied.</text:p>
      <text:p text:style-name="P1"><text:s text:c="2"/>See the License for the specific language governing permissions and</text:p>
      <text:p text:style-name="P1"><text:s text:c="2"/>limitations under the License.</text:p>
      <text:p text:style-name="P1">--&gt;</text:p>
      <text:p text:style-name="P1">&lt;xs:schema targetNamespace="<text:change text:change-id="ct105553169578816"/><text:change-start text:change-id="ct105553169482112"/>https://db.apache.org/jdo/xmlns/<text:change-end text:change-id="ct105553169482112"/>jdoquery"</text:p>
      <text:p text:style-name="P1"><text:s text:c="11"/>xmlns="<text:change text:change-id="ct105553169656320"/><text:change-start text:change-id="ct105553169648448"/>https://db.apache.org/jdo/xmlns/<text:change-end text:change-id="ct105553169648448"/>jdoquery"</text:p>
      <text:p text:style-name="P1"><text:s text:c="11"/>xmlns:xs="http://www.w3.org/2001/XMLSchema"</text:p>
      <text:p text:style-name="P1"><text:s text:c="11"/>version="3.2"&gt;</text:p>
      <text:p text:style-name="P1"><text:s text:c="4"/>&lt;xs:element name="jdoquery"&gt;</text:p>
      <text:p text:style-name="P1"><text:s text:c="8"/>&lt;xs:complexType&gt;</text:p>
      <text:p text:style-name="P1"><text:s text:c="12"/>&lt;xs:choice maxOccurs="unbounded"&gt;</text:p>
      <text:p text:style-name="P1"><text:s text:c="16"/>&lt;xs:element ref="extension"/&gt;</text:p>
      <text:p text:style-name="P1"><text:s text:c="16"/>&lt;xs:element ref="package"/&gt;</text:p>
      <text:p text:style-name="P1"><text:s text:c="16"/>&lt;xs:element ref="query"/&gt;</text:p>
      <text:p text:style-name="P1"><text:s text:c="12"/>&lt;/xs:choice&gt;</text:p>
      <text:p text:style-name="P1"><text:s text:c="8"/>&lt;/xs:complexType&gt;</text:p>
      <text:p text:style-name="P1"><text:s text:c="4"/>&lt;/xs:element&gt;</text:p>
      <text:p text:style-name="P1"><text:s text:c="4"/>&lt;xs:element name="package"&gt;</text:p>
      <text:p text:style-name="P1"><text:s text:c="8"/>&lt;xs:complexType&gt;</text:p>
      <text:p text:style-name="P1"><text:s text:c="12"/>&lt;xs:choice maxOccurs="unbounded"&gt;</text:p>
      <text:p text:style-name="P1"><text:s text:c="16"/>&lt;xs:element ref="extension"/&gt;</text:p>
      <text:p text:style-name="P1"><text:s text:c="16"/>&lt;xs:element ref="interface"/&gt;</text:p>
      <text:p text:style-name="P1"><text:s text:c="16"/>&lt;xs:element ref="class"/&gt;</text:p>
      <text:p text:style-name="P1"><text:s text:c="12"/>&lt;/xs:choice&gt;</text:p>
      <text:p text:style-name="P1"><text:s text:c="12"/>&lt;xs:attributeGroup ref="attlist.package"/&gt;</text:p>
      <text:p text:style-name="P1"><text:s text:c="8"/>&lt;/xs:complexType&gt;</text:p>
      <text:p text:style-name="P1"><text:s text:c="4"/>&lt;/xs:element&gt;</text:p>
      <text:p text:style-name="P1"><text:s text:c="4"/>&lt;xs:attributeGroup name="attlist.package"&gt;</text:p>
      <text:p text:style-name="P1"><text:s text:c="8"/>&lt;xs:attribute name="name" default=""/&gt;</text:p>
      <text:p text:style-name="P1"><text:s text:c="4"/>&lt;/xs:attributeGroup&gt;</text:p>
      <text:p text:style-name="P1"><text:s text:c="4"/>&lt;xs:element name="interface"&gt;</text:p>
      <text:p text:style-name="P1"><text:s text:c="8"/>&lt;xs:complexType&gt;</text:p>
      <text:p text:style-name="P1"><text:s text:c="12"/>&lt;xs:choice minOccurs="0" maxOccurs="unbounded"&gt;</text:p>
      <text:p text:style-name="P1"><text:s text:c="16"/>&lt;xs:element ref="extension"/&gt;</text:p>
      <text:p text:style-name="P1"><text:s text:c="16"/>&lt;xs:element ref="query"/&gt;</text:p>
      <text:p text:style-name="P1"><text:s text:c="12"/>&lt;/xs:choice&gt;</text:p>
      <text:p text:style-name="P1"><text:s text:c="12"/>&lt;xs:attributeGroup ref="attlist.interface"/&gt;</text:p>
      <text:p text:style-name="P1"><text:s text:c="8"/>&lt;/xs:complexType&gt;</text:p>
      <text:p text:style-name="P1"><text:s text:c="4"/>&lt;/xs:element&gt;</text:p>
      <text:p text:style-name="P1"><text:soft-page-break/><text:s text:c="4"/>&lt;xs:attributeGroup name="attlist.interface"&gt;</text:p>
      <text:p text:style-name="P1"><text:s text:c="8"/>&lt;xs:attribute name="name" use="required"/&gt;</text:p>
      <text:p text:style-name="P1"><text:s text:c="4"/>&lt;/xs:attributeGroup&gt;</text:p>
      <text:p text:style-name="P1"><text:s text:c="4"/>&lt;xs:element name="class"&gt;</text:p>
      <text:p text:style-name="P1"><text:s text:c="8"/>&lt;xs:complexType&gt;</text:p>
      <text:p text:style-name="P1"><text:s text:c="12"/>&lt;xs:choice minOccurs="0" maxOccurs="unbounded"&gt;</text:p>
      <text:p text:style-name="P1"><text:s text:c="16"/>&lt;xs:element ref="extension"/&gt;</text:p>
      <text:p text:style-name="P1"><text:s text:c="16"/>&lt;xs:element ref="query"/&gt;</text:p>
      <text:p text:style-name="P1"><text:s text:c="12"/>&lt;/xs:choice&gt;</text:p>
      <text:p text:style-name="P1"><text:s text:c="12"/>&lt;xs:attributeGroup ref="attlist.class"/&gt;</text:p>
      <text:p text:style-name="P1"><text:s text:c="8"/>&lt;/xs:complexType&gt;</text:p>
      <text:p text:style-name="P1"><text:s text:c="4"/>&lt;/xs:element&gt;</text:p>
      <text:p text:style-name="P1"><text:s text:c="4"/>&lt;xs:attributeGroup name="attlist.class"&gt;</text:p>
      <text:p text:style-name="P1"><text:s text:c="8"/>&lt;xs:attribute name="name" use="required"/&gt;</text:p>
      <text:p text:style-name="P1"><text:s text:c="4"/>&lt;/xs:attributeGroup&gt;</text:p>
      <text:p text:style-name="P1"><text:s text:c="4"/>&lt;xs:element name="query"&gt;</text:p>
      <text:p text:style-name="P1"><text:s text:c="8"/>&lt;xs:complexType mixed="true"&gt;</text:p>
      <text:p text:style-name="P1"><text:s text:c="12"/>&lt;xs:sequence&gt;</text:p>
      <text:p text:style-name="P1"><text:s text:c="16"/>&lt;xs:element minOccurs="0" maxOccurs="unbounded" ref="extension"/&gt;</text:p>
      <text:p text:style-name="P1"><text:s text:c="12"/>&lt;/xs:sequence&gt;</text:p>
      <text:p text:style-name="P1"><text:s text:c="12"/>&lt;xs:attributeGroup ref="attlist.query"/&gt;</text:p>
      <text:p text:style-name="P1"><text:s text:c="8"/>&lt;/xs:complexType&gt;</text:p>
      <text:p text:style-name="P1"><text:s text:c="4"/>&lt;/xs:element&gt;</text:p>
      <text:p text:style-name="P1"><text:s text:c="4"/>&lt;xs:attributeGroup name="attlist.query"&gt;</text:p>
      <text:p text:style-name="P1"><text:s text:c="8"/>&lt;xs:attribute name="name" use="required"/&gt;</text:p>
      <text:p text:style-name="P1"><text:s text:c="8"/>&lt;xs:attribute name="language"/&gt;</text:p>
      <text:p text:style-name="P1"><text:s text:c="8"/>&lt;xs:attribute name="unmodifiable" default="fals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uniqu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result-class"/&gt;</text:p>
      <text:p text:style-name="P1"><text:s text:c="8"/>&lt;xs:attribute name="datastore-read-timeout-millis"/&gt;</text:p>
      <text:p text:style-name="P1"><text:s text:c="8"/>&lt;xs:attribute name="datastore-write-timeout-millis"/&gt;</text:p>
      <text:p text:style-name="P1"><text:s text:c="4"/>&lt;/xs:attributeGroup&gt;</text:p>
      <text:p text:style-name="P1"><text:s text:c="4"/>&lt;xs:element name="extension"&gt;</text:p>
      <text:p text:style-name="P1"><text:s text:c="8"/>&lt;xs:complexType&gt;</text:p>
      <text:p text:style-name="P1"><text:s text:c="12"/>&lt;xs:complexContent&gt;</text:p>
      <text:p text:style-name="P1"><text:s text:c="16"/>&lt;xs:extension base="any"&gt;</text:p>
      <text:p text:style-name="P1"><text:s text:c="20"/>&lt;xs:attributeGroup ref="attlist.extension"/&gt;</text:p>
      <text:p text:style-name="P1"><text:s text:c="16"/>&lt;/xs:extension&gt;</text:p>
      <text:p text:style-name="P1"><text:s text:c="12"/>&lt;/xs:complexContent&gt;</text:p>
      <text:p text:style-name="P1"><text:s text:c="8"/>&lt;/xs:complexType&gt;</text:p>
      <text:p text:style-name="P1"><text:s text:c="4"/>&lt;/xs:element&gt;</text:p>
      <text:p text:style-name="P1"><text:s text:c="4"/>&lt;xs:attributeGroup name="attlist.extension"&gt;</text:p>
      <text:p text:style-name="P1"><text:soft-page-break/><text:s text:c="8"/>&lt;xs:attribute name="vendor-name" use="required"/&gt;</text:p>
      <text:p text:style-name="P1"><text:s text:c="8"/>&lt;xs:attribute name="key"/&gt;</text:p>
      <text:p text:style-name="P1"><text:s text:c="8"/>&lt;xs:attribute name="value"/&gt;</text:p>
      <text:p text:style-name="P1"><text:s text:c="4"/>&lt;/xs:attributeGroup&gt;</text:p>
      <text:p text:style-name="P1"><text:s text:c="4"/>&lt;xs:complexType name="any" mixed="true"&gt;</text:p>
      <text:p text:style-name="P1"><text:s text:c="8"/>&lt;xs:sequence&gt;</text:p>
      <text:p text:style-name="P1"><text:s text:c="12"/>&lt;xs:any minOccurs="0" maxOccurs="unbounded" processContents="skip"/&gt;</text:p>
      <text:p text:style-name="P1"><text:s text:c="8"/>&lt;/xs:sequence&gt;</text:p>
      <text:p text:style-name="P1"><text:s text:c="4"/>&lt;/xs:complexType&gt;</text:p>
      <text:p text:style-name="P1">&lt;/xs:schema&gt;</text:p>
      <text:p text:style-name="P4"><draw:frame draw:style-name="fr1" draw:name="Frame2" text:anchor-type="paragraph" svg:x="0.002cm" svg:y="26.614cm" svg:width="16.51cm" draw:z-index="14"><draw:text-box fo:min-height="0.041cm"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line-height-at-least="0.423cm" fo:orphans="0" fo:widows="0" style:writing-mode="lr-tb"/>
      <style:text-properties style:use-window-font-color="true" style:font-name="Times New Roman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-left="2.54cm" fo:margin-right="0cm" fo:margin-top="0.706cm" fo:margin-bottom="2.54cm" style:line-height-at-least="0.741cm" fo:text-indent="-2.54cm" style:auto-text-indent="false" style:page-number="auto" fo:break-before="auto" fo:break-after="auto" fo:keep-with-next="always">
        <style:tab-stops>
          <style:tab-stop style:position="1.27cm" style:type="right"/>
          <style:tab-stop style:position="1.905cm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247cm" style:line-height-at-least="0.406cm" fo:keep-with-next="always">
        <style:tab-stops>
          <style:tab-stop style:position="1.27cm" style:type="right"/>
          <style:tab-stop style:position="1.854cm"/>
        </style:tab-stops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left="2.54cm" fo:margin-right="0cm" fo:margin-top="0.247cm" fo:margin-bottom="0.176cm" style:line-height-at-least="0.441cm" fo:text-indent="-2.54cm" style:auto-text-indent="false" fo:keep-with-next="always">
        <style:tab-stops>
          <style:tab-stop style:position="1.27cm" style:type="right"/>
          <style:tab-stop style:position="1.905cm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body" style:family="paragraph" style:default-outline-level="" style:master-page-name="">
      <style:paragraph-properties fo:margin-left="1.905cm" fo:margin-right="0cm" fo:margin-top="0cm" fo:margin-bottom="0.141cm" style:line-height-at-least="0.441cm" fo:text-align="justify" style:justify-single-word="false" fo:orphans="0" fo:widows="0" fo:text-indent="0cm" style:auto-text-indent="false" style:page-number="auto" style:writing-mode="lr-tb"/>
      <style:text-properties style:use-window-font-color="true" style:font-name="Times New Roman" fo:font-size="10.5pt" style:font-size-asian="10.5pt" style:font-size-complex="10.5pt"/>
    </style:style>
    <style:style style:name="body-code" style:family="paragraph" style:default-outline-level="">
      <style:paragraph-properties fo:margin-left="1.905cm" fo:margin-right="0cm" fo:margin-top="0cm" fo:margin-bottom="0.141cm" style:line-height-at-least="0.441cm" fo:orphans="0" fo:widows="0" fo:text-indent="0cm" style:auto-text-indent="false" style:writing-mode="lr-tb">
        <style:tab-stops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</style:tab-stops>
      </style:paragraph-properties>
      <style:text-properties style:use-window-font-color="true" style:font-name="Courier New" fo:font-size="10.5pt" style:font-size-asian="10.5pt" style:font-size-complex="10.5pt"/>
    </style:style>
    <style:style style:name="bullet" style:family="paragraph" style:default-outline-level="">
      <style:paragraph-properties fo:margin-left="2.54cm" fo:margin-right="0.635cm" fo:margin-top="0.035cm" fo:margin-bottom="0.176cm" style:line-height-at-least="0.441cm" fo:text-align="justify" style:justify-single-word="false" fo:orphans="0" fo:widows="0" fo:text-indent="-0.388cm" style:auto-text-indent="false" style:writing-mode="lr-tb">
        <style:tab-stops>
          <style:tab-stop style:position="2.54cm"/>
          <style:tab-stop style:position="3.81cm"/>
          <style:tab-stop style:position="5.08cm"/>
        </style:tab-stops>
      </style:paragraph-properties>
      <style:text-properties style:use-window-font-color="true" style:font-name="Times New Roman" fo:font-size="10.5pt" style:font-size-asian="10.5pt" style:font-size-complex="10.5pt"/>
    </style:style>
    <style:style style:name="CellBody" style:family="paragraph" style:default-outline-level="">
      <style:paragraph-properties fo:margin-top="0cm" fo:margin-bottom="0cm" style:line-height-at-least="0.423cm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ellHeading" style:family="paragraph" style:default-outline-level="">
      <style:paragraph-properties fo:margin-top="0cm" fo:margin-bottom="0cm" style:line-height-at-least="0.423cm" fo:text-align="center" style:justify-single-word="false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ode" style:family="paragraph" style:default-outline-level="">
      <style:paragraph-properties fo:margin-left="1.905cm" fo:margin-right="0cm" fo:margin-top="0cm" fo:margin-bottom="0cm" style:line-height-at-least="0.37cm" fo:orphans="0" fo:widows="0" fo:text-indent="0cm" style:auto-text-indent="false" style:writing-mode="lr-tb">
        <style:tab-stops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</style:tab-stops>
      </style:paragraph-properties>
      <style:text-properties style:use-window-font-color="true" style:font-name="Courier New" fo:font-size="8.5pt" style:font-size-asian="8.5pt" style:font-size-complex="8.5pt"/>
    </style:style>
    <style:style style:name="note" style:family="paragraph" style:default-outline-level="">
      <style:paragraph-properties fo:margin-left="2.54cm" fo:margin-right="0.635cm" fo:margin-top="0.353cm" fo:margin-bottom="0.353cm" style:line-height-at-least="0.494cm" fo:orphans="0" fo:widows="0" fo:text-indent="0cm" style:auto-text-indent="false" style:writing-mode="lr-tb">
        <style:tab-stops>
          <style:tab-stop style:position="3.175cm"/>
        </style:tab-stops>
      </style:paragraph-properties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sectionheading" style:family="paragraph" style:default-outline-level="4">
      <style:paragraph-properties fo:margin-left="2.54cm" fo:margin-right="0cm" fo:margin-top="0.247cm" fo:margin-bottom="0.141cm" style:line-height-at-least="0.459cm" fo:orphans="0" fo:widows="0" fo:text-indent="-2.54cm" style:auto-text-indent="false" fo:keep-with-next="always" style:writing-mode="lr-tb">
        <style:tab-stops>
          <style:tab-stop style:position="1.27cm" style:type="right"/>
          <style:tab-stop style:position="1.905cm"/>
        </style:tab-stops>
      </style:paragraph-properties>
      <style:text-properties style:use-window-font-color="true" style:font-name="Times New Roman" fo:font-weight="bold" style:font-weight-asian="bold" style:font-weight-complex="bold"/>
    </style:style>
    <style:style style:name="TableTitle" style:family="paragraph" style:default-outline-level="">
      <style:paragraph-properties fo:margin-top="0cm" fo:margin-bottom="0cm" style:line-height-at-least="0.423cm" fo:text-align="center" style:justify-single-word="false" fo:orphans="0" fo:widows="0" style:writing-mode="lr-tb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1_20_Without_20_Numbering" style:display-name="Heading1 Without Numbering" style:family="paragraph" style:parent-style-name="Heading_20_1" style:default-outline-level="" style:list-style-name="Appendix_20_Numbering" style:class="text" style:master-page-name="">
      <style:paragraph-properties fo:margin-left="2.54cm" fo:margin-right="0cm" fo:margin-top="0cm" fo:margin-bottom="0.353cm" fo:text-indent="-2.54cm" style:auto-text-indent="false" style:page-number="auto">
        <style:tab-stops>
          <style:tab-stop style:position="1.27cm" style:type="right"/>
          <style:tab-stop style:position="1.905cm"/>
        </style:tab-stops>
      </style:paragraph-properties>
    </style:style>
    <style:style style:name="Appendix_20_Heading_20_2" style:display-name="Appendix Heading 2" style:family="paragraph" style:parent-style-name="Heading_20_2" style:default-outline-level="2" style:list-style-name="Appendix_20_Numbering" style:master-page-name="">
      <style:paragraph-properties fo:margin-left="0.762cm" fo:margin-right="0cm" fo:margin-top="0cm" fo:margin-bottom="0.353cm" fo:text-indent="-0.762cm" style:auto-text-indent="false" style:page-number="auto">
        <style:tab-stops>
          <style:tab-stop style:position="1.27cm" style:type="right"/>
          <style:tab-stop style:position="1.854cm"/>
        </style:tab-stops>
      </style:paragraph-properties>
    </style:style>
    <style:style style:name="Appendix_20_Heading_20_3" style:display-name="Appendix Heading 3" style:family="paragraph" style:parent-style-name="Heading_20_3" style:default-outline-level="3" style:list-style-name="Appendix_20_Numbering" style:master-page-name="">
      <style:paragraph-properties fo:margin-left="2.54cm" fo:margin-right="0cm" fo:margin-top="0cm" fo:margin-bottom="0.353cm" fo:text-indent="-2.54cm" style:auto-text-indent="false" style:page-number="auto">
        <style:tab-stops>
          <style:tab-stop style:position="1.27cm" style:type="right"/>
          <style:tab-stop style:position="1.905cm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.353cm" fo:text-indent="0cm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.353cm" fo:text-indent="0cm" style:auto-text-indent="false"/>
      <style:text-properties fo:font-size="12pt" fo:font-weight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353cm" fo:text-indent="0cm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.353cm" style:line-height-at-least="0cm" fo:text-indent="0cm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size="11.5pt" fo:font-weight="bold" style:font-size-asian="11.5pt" style:font-weight-asian="bold" style:font-size-complex="11.5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Numbering_20_Symbols" style:display-name="Numbering Symbols" style:family="text"/>
    <style:style style:name="Assertion" style:family="text">
      <style:text-properties fo:color="#000080" fo:background-color="transparent" text:display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prefix="Appendix " style:num-suffix=":" style:num-format="A" text:start-value="9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Appendix_20_Numbering" style:display-name="Appendix Numbering">
      <text:list-level-style-number text:level="1" text:style-name="Numbering_20_Symbols" style:num-suffix=" 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0.035cm" fo:orphans="2" fo:widows="2"/>
    </style:style>
    <style:style style:name="MP2" style:family="paragraph" style:parent-style-name="Footer">
      <style:paragraph-properties style:line-height-at-least="0.423cm" fo:orphans="2" fo:widows="2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MT1" style:family="text">
      <style:text-properties fo:font-size="9pt" fo:font-style="normal" style:font-size-asian="9pt" style:font-style-asian="normal" style:font-size-complex="9pt" style:font-style-complex="normal"/>
    </style:style>
    <style:style style:name="MT2" style:family="text">
      <style:text-properties fo:font-style="normal" style:font-style-asian="normal" style:font-style-complex="normal"/>
    </style:style>
    <style:style style:name="M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4">
      <style:page-layout-properties fo:page-width="21.59cm" fo:page-height="27.94cm" style:num-format="i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5">
      <style:page-layout-properties fo:page-width="21.59cm" fo:page-height="27.94cm" style:num-format="i" style:print-orientation="portrait" fo:margin-top="2.54cm" fo:margin-bottom="2.54cm" fo:margin-left="2.54cm" fo:margin-right="2.54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6">
      <style:page-layout-properties fo:page-width="21.59cm" fo:page-height="27.94cm" style:num-format="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.54cm" fo:margin-bottom="2.54cm" fo:margin-left="2.54cm" fo:margin-right="2.54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Converted1" style:page-layout-name="Mpm2">
      <style:header>
        <text:p text:style-name="MP1"><draw:frame draw:style-name="Mfr1" draw:name="1" text:anchor-type="as-char" svg:width="17.568cm" svg:height="0.423cm" draw:z-index="0"><draw:image xlink:href="Pictures/20000007000026E9000000F183E77817.wmf" xlink:type="simple" xlink:show="embed" xlink:actuate="onLoad"/></draw:frame></text:p>
      </style:header>
      <style:footer>
        <text:p text:style-name="MP2"><text:span text:style-name="MT1"><text:s/>JDO 3.0</text:span><text:span text:style-name="MT2"><text:tab/><text:tab/>April 9, 2010</text:span></text:p>
      </style:footer>
    </style:master-page>
    <style:master-page style:name="First_20_Page" style:display-name="First Page" style:page-layout-name="Mpm3" style:next-style-name="Standard">
      <style:footer>
        <text:p text:style-name="Footer"/>
      </style:footer>
    </style:master-page>
    <style:master-page style:name="Front_20_Matter" style:display-name="Front Matter" style:page-layout-name="Mpm4">
      <style:header>
        <text:p text:style-name="Header"/>
      </style:header>
      <style:footer>
        <text:p text:style-name="Footer"/>
      </style:footer>
    </style:master-page>
    <style:master-page style:name="Front_20_Matter_20_First" style:display-name="Front Matter First" style:page-layout-name="Mpm5" style:next-style-name="Front_20_Matter">
      <style:footer>
        <text:p text:style-name="Footer"/>
      </style:footer>
    </style:master-page>
    <style:master-page style:name="Copyright" style:page-layout-name="Mpm6"/>
    <style:master-page style:name="Title" style:page-layout-name="Mpm6" style:next-style-name="Copyright"/>
    <style:master-page style:name="Appendix" style:page-layout-name="Mpm7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14</meta:editing-cycles>
    <meta:creation-date>2012-06-24T14:13:46.30</meta:creation-date>
    <meta:editing-duration>PT12M56S</meta:editing-duration>
    <meta:generator>OpenOffice/4.1.10$Unix OpenOffice.org_project/4110m2$Build-9807</meta:generator>
    <dc:title>JDO_Chapter</dc:title>
    <dc:date>2022-04-15T21:19:14</dc:date>
    <dc:creator>Michael Bouschen</dc:creator>
    <meta:document-statistic meta:table-count="0" meta:image-count="1" meta:object-count="0" meta:page-count="3" meta:paragraph-count="121" meta:word-count="299" meta:character-count="470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JDO_spec.ott" xlink:href="../JDO_spec.ott" meta:date="2012-06-30T11:39:02.15"/>
  </office:meta>
</office:document-meta>
</file>